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adornments="Regular" style:font-family-generic="modern" style:font-pitch="fixed"/>
    <style:font-face style:name="Liberation Mono1" svg:font-family="'Liberation Mono'" style:font-adornments="Semibold" style:font-family-generic="modern" style:font-pitch="fixed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" svg:font-family="'Liberation Mon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DejaVu Math TeX Gyre" svg:font-family="'DejaVu Math TeX Gyre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out_20_fill_5f_1_5f_1_5f_1_5f_1">
      <style:graphic-properties draw:marker-end="Arrow" draw:marker-end-width="0.3cm" draw:fill="none" draw:textarea-vertical-align="middle"/>
    </style:style>
    <style:style style:name="gr3" style:family="graphic" style:parent-style-name="Default_5f_1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4" style:family="graphic" style:parent-style-name="Default_5f_1_5f_1_5f_1_5f_1">
      <style:graphic-properties draw:textarea-horizontal-align="justify" draw:textarea-vertical-align="middle" draw:auto-grow-height="false" fo:min-height="0.174cm" fo:min-width="0cm"/>
    </style:style>
    <style:style style:name="gr5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6" style:family="graphic" style:parent-style-name="Default_5f_1_5f_3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7" style:family="graphic" style:parent-style-name="Object_20_without_20_fill_5f_1_5f_1_5f_1_5f_1_5f_1">
      <style:graphic-properties draw:marker-end="Arrow" draw:marker-end-width="0.3cm" draw:fill="none" draw:textarea-vertical-align="middle"/>
    </style:style>
    <style:style style:name="gr8" style:family="graphic" style:parent-style-name="Default_5f_1_5f_1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9" style:family="graphic" style:parent-style-name="Default_5f_1_5f_1_5f_1_5f_1_5f_1">
      <style:graphic-properties draw:textarea-horizontal-align="justify" draw:textarea-vertical-align="middle" draw:auto-grow-height="false" fo:min-height="0.174cm" fo:min-width="0cm"/>
    </style:style>
    <style:style style:name="gr10" style:family="graphic" style:parent-style-name="Default_5f_1_5f_3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11" style:family="graphic" style:parent-style-name="Default_5f_1_5f_3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12" style:family="graphic" style:parent-style-name="Default_5f_1_5f_3_5f_1">
      <style:graphic-properties draw:stroke="none" svg:stroke-color="#000000" draw:fill="none" draw:fill-color="#ffffff" draw:textarea-horizontal-align="left" draw:auto-grow-height="true" draw:auto-grow-width="true" fo:min-height="1.336cm" fo:min-width="3.664cm"/>
    </style:style>
    <style:style style:name="gr13" style:family="graphic" style:parent-style-name="Default_5f_1_5f_4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14" style:family="graphic" style:parent-style-name="Object_20_without_20_fill_5f_1_5f_1_5f_1_5f_1_5f_1_5f_1">
      <style:graphic-properties draw:marker-end="Arrow" draw:marker-end-width="0.3cm" draw:fill="none" draw:textarea-vertical-align="middle"/>
    </style:style>
    <style:style style:name="gr15" style:family="graphic" style:parent-style-name="Default_5f_1_5f_1_5f_1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16" style:family="graphic" style:parent-style-name="Default_5f_1_5f_1_5f_1_5f_1_5f_1_5f_1">
      <style:graphic-properties draw:textarea-horizontal-align="justify" draw:textarea-vertical-align="middle" draw:auto-grow-height="false" fo:min-height="0.174cm" fo:min-width="0cm"/>
    </style:style>
    <style:style style:name="gr17" style:family="graphic" style:parent-style-name="Default_5f_1_5f_3_5f_1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18" style:family="graphic" style:parent-style-name="Default_5f_1_5f_3_5f_1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19" style:family="graphic" style:parent-style-name="Default_5f_1_5f_3_5f_1_5f_1">
      <style:graphic-properties draw:stroke="none" svg:stroke-color="#000000" draw:fill="none" draw:fill-color="#ffffff" draw:textarea-horizontal-align="left" draw:auto-grow-height="true" draw:auto-grow-width="true" fo:min-height="1.336cm" fo:min-width="3.664cm"/>
    </style:style>
    <style:style style:name="gr20" style:family="graphic" style:parent-style-name="Default_5f_1_5f_3_5f_1_5f_1">
      <style:graphic-properties draw:stroke="none" svg:stroke-color="#000000" draw:fill="none" draw:fill-color="#ffffff" draw:textarea-horizontal-align="left" draw:auto-grow-height="true" draw:auto-grow-width="true" fo:min-height="0.891cm" fo:min-width="3.795cm"/>
    </style:style>
    <style:style style:name="gr21" style:family="graphic" style:parent-style-name="Default_5f_1_5f_4_5f_1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22" style:family="graphic" style:parent-style-name="Object_20_without_20_fill_5f_1_5f_1_5f_1_5f_1_5f_1_5f_1_5f_1">
      <style:graphic-properties draw:marker-end="Arrow" draw:marker-end-width="0.3cm" draw:fill="none" draw:textarea-vertical-align="middle"/>
    </style:style>
    <style:style style:name="gr23" style:family="graphic" style:parent-style-name="Default_5f_1_5f_1_5f_1_5f_1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24" style:family="graphic" style:parent-style-name="Default_5f_1_5f_1_5f_1_5f_1_5f_1_5f_1_5f_1">
      <style:graphic-properties draw:textarea-horizontal-align="justify" draw:textarea-vertical-align="middle" draw:auto-grow-height="false" fo:min-height="0.174cm" fo:min-width="0cm"/>
    </style:style>
    <style:style style:name="gr25" style:family="graphic" style:parent-style-name="Default_5f_1_5f_3_5f_1_5f_1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26" style:family="graphic" style:parent-style-name="Default_5f_1_5f_3_5f_1_5f_1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27" style:family="graphic" style:parent-style-name="Default_5f_1_5f_3_5f_1_5f_1_5f_1">
      <style:graphic-properties draw:stroke="none" svg:stroke-color="#000000" draw:fill="none" draw:fill-color="#ffffff" draw:textarea-horizontal-align="left" draw:auto-grow-height="true" draw:auto-grow-width="true" fo:min-height="1.336cm" fo:min-width="3.664cm"/>
    </style:style>
    <style:style style:name="gr28" style:family="graphic" style:parent-style-name="Default_5f_1_5f_3_5f_1_5f_1_5f_1">
      <style:graphic-properties draw:stroke="none" svg:stroke-color="#000000" draw:fill="none" draw:fill-color="#ffffff" draw:textarea-horizontal-align="left" draw:auto-grow-height="true" draw:auto-grow-width="true" fo:min-height="0.891cm" fo:min-width="4.265cm"/>
    </style:style>
    <style:style style:name="gr29" style:family="graphic" style:parent-style-name="Default_5f_1_5f_3_5f_1_5f_1_5f_1">
      <style:graphic-properties draw:stroke="none" svg:stroke-color="#000000" draw:fill="none" draw:fill-color="#ffffff" draw:textarea-horizontal-align="left" draw:auto-grow-height="true" draw:auto-grow-width="true" fo:min-height="0.891cm" fo:min-width="3.795cm"/>
    </style:style>
    <style:style style:name="gr30" style:family="graphic" style:parent-style-name="Default_5f_1_5f_3_5f_1_5f_1_5f_1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31" style:family="graphic" style:parent-style-name="Default_5f_1_5f_4_5f_1_5f_1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32" style:family="graphic" style:parent-style-name="Object_20_without_20_fill_5f_1_5f_1_5f_1_5f_1_5f_1_5f_1_5f_2">
      <style:graphic-properties draw:marker-end="Arrow" draw:marker-end-width="0.3cm" draw:fill="none" draw:textarea-vertical-align="middle"/>
    </style:style>
    <style:style style:name="gr33" style:family="graphic" style:parent-style-name="Default_5f_1_5f_1_5f_1_5f_1_5f_1_5f_1_5f_2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34" style:family="graphic" style:parent-style-name="Default_5f_1_5f_1_5f_1_5f_1_5f_1_5f_1_5f_2">
      <style:graphic-properties draw:textarea-horizontal-align="justify" draw:textarea-vertical-align="middle" draw:auto-grow-height="false" fo:min-height="0.174cm" fo:min-width="0cm"/>
    </style:style>
    <style:style style:name="gr35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36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37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true" fo:min-height="1.336cm" fo:min-width="3.664cm"/>
    </style:style>
    <style:style style:name="gr38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39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true" fo:min-height="0.891cm" fo:min-width="4.265cm"/>
    </style:style>
    <style:style style:name="gr40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true" fo:min-height="0.891cm" fo:min-width="3.795cm"/>
    </style:style>
    <style:style style:name="gr41" style:family="graphic" style:parent-style-name="Default_5f_1_5f_3_5f_1_5f_1_5f_2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42" style:family="graphic" style:parent-style-name="Default_5f_1_5f_4_5f_1_5f_2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43" style:family="graphic" style:parent-style-name="Object_20_without_20_fill_5f_1_5f_1_5f_1_5f_1_5f_1_5f_1_5f_3">
      <style:graphic-properties draw:marker-end="Arrow" draw:marker-end-width="0.3cm" draw:fill="none" draw:textarea-vertical-align="middle"/>
    </style:style>
    <style:style style:name="gr44" style:family="graphic" style:parent-style-name="Default_5f_1_5f_1_5f_1_5f_1_5f_1_5f_1_5f_3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45" style:family="graphic" style:parent-style-name="Default_5f_1_5f_1_5f_1_5f_1_5f_1_5f_1_5f_3">
      <style:graphic-properties draw:textarea-horizontal-align="justify" draw:textarea-vertical-align="middle" draw:auto-grow-height="false" fo:min-height="0.174cm" fo:min-width="0cm"/>
    </style:style>
    <style:style style:name="gr46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47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48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1.336cm" fo:min-width="3.664cm"/>
    </style:style>
    <style:style style:name="gr49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50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0.891cm" fo:min-width="3.626cm"/>
    </style:style>
    <style:style style:name="gr51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0.891cm" fo:min-width="4.265cm"/>
    </style:style>
    <style:style style:name="gr52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0.891cm" fo:min-width="3.795cm"/>
    </style:style>
    <style:style style:name="gr53" style:family="graphic" style:parent-style-name="Default_5f_1_5f_3_5f_1_5f_1_5f_3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54" style:family="graphic" style:parent-style-name="Default_5f_1_5f_4_5f_1_5f_3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55" style:family="graphic" style:parent-style-name="Object_20_without_20_fill_5f_1_5f_1_5f_1_5f_1_5f_1_5f_1_5f_4">
      <style:graphic-properties draw:marker-end="Arrow" draw:marker-end-width="0.3cm" draw:fill="none" draw:textarea-vertical-align="middle"/>
    </style:style>
    <style:style style:name="gr56" style:family="graphic" style:parent-style-name="Default_5f_1_5f_1_5f_1_5f_1_5f_1_5f_1_5f_4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57" style:family="graphic" style:parent-style-name="Default_5f_1_5f_1_5f_1_5f_1_5f_1_5f_1_5f_4">
      <style:graphic-properties draw:textarea-horizontal-align="justify" draw:textarea-vertical-align="middle" draw:auto-grow-height="false" fo:min-height="0.174cm" fo:min-width="0cm"/>
    </style:style>
    <style:style style:name="gr58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59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60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1.336cm" fo:min-width="3.664cm"/>
    </style:style>
    <style:style style:name="gr61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62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891cm" fo:min-width="3.626cm"/>
    </style:style>
    <style:style style:name="gr63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891cm" fo:min-width="4.265cm"/>
    </style:style>
    <style:style style:name="gr64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891cm" fo:min-width="3.795cm"/>
    </style:style>
    <style:style style:name="gr65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66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67" style:family="graphic" style:parent-style-name="Default_5f_1_5f_4_5f_1_5f_4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68" style:family="graphic" style:parent-style-name="Default_5f_1_5f_3_5f_1_5f_1_5f_4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69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70" style:family="graphic" style:parent-style-name="Default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79" style:family="graphic" style:parent-style-name="Default_5f_1_5f_4_5f_1_5f_4_5f_2">
      <style:graphic-properties draw:stroke="none" svg:stroke-color="#000000" draw:fill="none" draw:fill-color="#ffffff" draw:textarea-horizontal-align="left" draw:auto-grow-height="true" draw:auto-grow-width="false" fo:min-height="1.2cm" fo:min-width="0cm"/>
    </style:style>
    <style:style style:name="gr80" style:family="graphic" style:parent-style-name="Default_5f_1_5f_3_5f_1_5f_1_5f_4_5f_2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81" style:family="graphic" style:parent-style-name="Default_5f_1_5f_3_5f_1_5f_1_5f_4_5f_2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82" style:family="graphic" style:parent-style-name="Object_20_without_20_fill_5f_1_5f_1_5f_2">
      <style:graphic-properties draw:marker-end="Arrow" draw:marker-end-width="0.3cm" draw:fill="none" draw:textarea-vertical-align="middle"/>
    </style:style>
    <style:style style:name="gr83" style:family="graphic" style:parent-style-name="Default_5f_1_5f_1_5f_2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8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8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8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8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8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8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9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9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92" style:family="graphic" style:parent-style-name="Default_5f_1_5f_3_5f_1_5f_1_5f_4_5f_2_5f_1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93" style:family="graphic" style:parent-style-name="Default_5f_1_5f_3_5f_1_5f_1_5f_4_5f_2_5f_1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94" style:family="graphic" style:parent-style-name="Default_5f_1_5f_1_5f_1_5f_1_5f_1_5f_1_5f_4_5f_2">
      <style:graphic-properties draw:textarea-horizontal-align="justify" draw:textarea-vertical-align="middle" draw:auto-grow-height="false" fo:min-height="0.174cm" fo:min-width="0cm"/>
    </style:style>
    <style:style style:name="gr95" style:family="graphic" style:parent-style-name="Object_20_without_20_fill_5f_1_5f_1_5f_2_5f_1">
      <style:graphic-properties draw:marker-end="Arrow" draw:marker-end-width="0.3cm" draw:fill="none" draw:textarea-vertical-align="middle"/>
    </style:style>
    <style:style style:name="gr96" style:family="graphic" style:parent-style-name="Default_5f_1_5f_1_5f_2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97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98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99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100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101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102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103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104" style:family="graphic" style:parent-style-name="Default_5f_1_5f_5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105" style:family="graphic" style:parent-style-name="Default_5f_1_5f_3_5f_1_5f_1_5f_4_5f_2_5f_1_5f_1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106" style:family="graphic" style:parent-style-name="Default_5f_1_5f_3_5f_1_5f_1_5f_4_5f_2_5f_1_5f_1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107" style:family="graphic" style:parent-style-name="Default_5f_1_5f_1_5f_1_5f_1_5f_1_5f_1_5f_4_5f_2_5f_1">
      <style:graphic-properties draw:textarea-horizontal-align="justify" draw:textarea-vertical-align="middle" draw:auto-grow-height="false" fo:min-height="0.174cm" fo:min-width="0cm"/>
    </style:style>
    <style:style style:name="gr108" style:family="graphic" style:parent-style-name="Object_20_without_20_fill_5f_1_5f_1_5f_2_5f_1_5f_1">
      <style:graphic-properties draw:marker-end="Arrow" draw:marker-end-width="0.3cm" draw:fill="none" draw:textarea-vertical-align="middle"/>
    </style:style>
    <style:style style:name="gr109" style:family="graphic" style:parent-style-name="Default_5f_1_5f_1_5f_2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110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111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112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113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114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115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116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117" style:family="graphic" style:parent-style-name="Default_5f_1_5f_5_5f_1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118" style:family="graphic" style:parent-style-name="Default_5f_1_5f_3_5f_1_5f_1_5f_4_5f_2_5f_1_5f_1_5f_1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119" style:family="graphic" style:parent-style-name="Default_5f_1_5f_3_5f_1_5f_1_5f_4_5f_2_5f_1_5f_1_5f_1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120" style:family="graphic" style:parent-style-name="Default_5f_1_5f_1_5f_1_5f_1_5f_1_5f_1_5f_4_5f_2_5f_1_5f_1">
      <style:graphic-properties draw:textarea-horizontal-align="justify" draw:textarea-vertical-align="middle" draw:auto-grow-height="false" fo:min-height="0.174cm" fo:min-width="0cm"/>
    </style:style>
    <style:style style:name="gr121" style:family="graphic" style:parent-style-name="Object_20_without_20_fill_5f_1_5f_1_5f_2_5f_1_5f_1_5f_1">
      <style:graphic-properties draw:marker-end="Arrow" draw:marker-end-width="0.3cm" draw:fill="none" draw:textarea-vertical-align="middle"/>
    </style:style>
    <style:style style:name="gr122" style:family="graphic" style:parent-style-name="Default_5f_1_5f_1_5f_2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123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124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125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126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127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128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129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130" style:family="graphic" style:parent-style-name="Default_5f_1_5f_5_5f_1_5f_1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131" style:family="graphic" style:parent-style-name="Default_5f_1_5f_3_5f_1_5f_1_5f_4_5f_2_5f_1_5f_1_5f_1_5f_1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132" style:family="graphic" style:parent-style-name="Default_5f_1_5f_3_5f_1_5f_1_5f_4_5f_2_5f_1_5f_1_5f_1_5f_1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133" style:family="graphic" style:parent-style-name="Default_5f_1_5f_1_5f_1_5f_1_5f_1_5f_1_5f_4_5f_2_5f_1_5f_1_5f_1">
      <style:graphic-properties draw:textarea-horizontal-align="justify" draw:textarea-vertical-align="middle" draw:auto-grow-height="false" fo:min-height="0.174cm" fo:min-width="0cm"/>
    </style:style>
    <style:style style:name="gr134" style:family="graphic" style:parent-style-name="Object_20_without_20_fill_5f_1_5f_1_5f_2_5f_1_5f_1_5f_1_5f_1">
      <style:graphic-properties draw:marker-end="Arrow" draw:marker-end-width="0.3cm" draw:fill="none" draw:textarea-vertical-align="middle"/>
    </style:style>
    <style:style style:name="gr135" style:family="graphic" style:parent-style-name="Default_5f_1_5f_1_5f_2_5f_1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136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137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138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139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140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141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142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143" style:family="graphic" style:parent-style-name="Default_5f_1_5f_5_5f_1_5f_1_5f_1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144" style:family="graphic" style:parent-style-name="Default_5f_1_5f_3_5f_1_5f_1_5f_4_5f_2_5f_1_5f_1_5f_1_5f_1_5f_1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145" style:family="graphic" style:parent-style-name="Default_5f_1_5f_3_5f_1_5f_1_5f_4_5f_2_5f_1_5f_1_5f_1_5f_1_5f_1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146" style:family="graphic" style:parent-style-name="Default_5f_1_5f_1_5f_1_5f_1_5f_1_5f_1_5f_4_5f_2_5f_1_5f_1_5f_1_5f_1">
      <style:graphic-properties draw:textarea-horizontal-align="justify" draw:textarea-vertical-align="middle" draw:auto-grow-height="false" fo:min-height="0.174cm" fo:min-width="0cm"/>
    </style:style>
    <style:style style:name="gr147" style:family="graphic" style:parent-style-name="Object_20_without_20_fill_5f_1_5f_1_5f_2_5f_1_5f_1_5f_1_5f_1_5f_1">
      <style:graphic-properties draw:marker-end="Arrow" draw:marker-end-width="0.3cm" draw:fill="none" draw:textarea-vertical-align="middle"/>
    </style:style>
    <style:style style:name="gr148" style:family="graphic" style:parent-style-name="Default_5f_1_5f_1_5f_2_5f_1_5f_1_5f_1_5f_1_5f_1">
      <style:graphic-properties draw:fill="solid" draw:fill-color="#729fcf" draw:textarea-horizontal-align="justify" draw:textarea-vertical-align="middle" draw:auto-grow-height="false" fo:min-height="0.034cm" fo:min-width="0cm"/>
    </style:style>
    <style:style style:name="gr149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0.446cm" fo:min-width="1.196cm"/>
    </style:style>
    <style:style style:name="gr150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false" fo:min-height="0.573cm" fo:min-width="0cm"/>
    </style:style>
    <style:style style:name="gr151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1.336cm" fo:min-width="3.66cm"/>
    </style:style>
    <style:style style:name="gr152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0.891cm" fo:min-width="3.825cm"/>
    </style:style>
    <style:style style:name="gr153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0.891cm" fo:min-width="3.631cm"/>
    </style:style>
    <style:style style:name="gr154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0.891cm" fo:min-width="4.275cm"/>
    </style:style>
    <style:style style:name="gr155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0.891cm" fo:min-width="3.816cm"/>
    </style:style>
    <style:style style:name="gr156" style:family="graphic" style:parent-style-name="Default_5f_1_5f_5_5f_1_5f_1_5f_1_5f_1">
      <style:graphic-properties draw:stroke="none" svg:stroke-color="#000000" draw:fill="none" draw:fill-color="#ffffff" draw:textarea-horizontal-align="left" draw:auto-grow-height="true" draw:auto-grow-width="true" fo:min-height="0.357cm" fo:min-width="3.351cm"/>
    </style:style>
    <style:style style:name="gr157" style:family="graphic" style:parent-style-name="Default_5f_1_5f_3_5f_1_5f_1_5f_4_5f_2_5f_1_5f_1_5f_1_5f_1_5f_1_5f_1">
      <style:graphic-properties draw:stroke="none" svg:stroke-color="#000000" draw:fill="none" draw:fill-color="#ffffff" draw:textarea-horizontal-align="left" draw:auto-grow-height="true" draw:auto-grow-width="true" fo:min-height="0.357cm" fo:min-width="1.911cm"/>
    </style:style>
    <style:style style:name="gr158" style:family="graphic" style:parent-style-name="Default_5f_1_5f_3_5f_1_5f_1_5f_4_5f_2_5f_1_5f_1_5f_1_5f_1_5f_1_5f_1">
      <style:graphic-properties draw:stroke="none" svg:stroke-color="#000000" draw:fill="none" draw:fill-color="#ffffff" draw:textarea-horizontal-align="left" draw:auto-grow-height="true" draw:auto-grow-width="true" fo:min-height="0.446cm" fo:min-width="2.398cm"/>
    </style:style>
    <style:style style:name="gr159" style:family="graphic" style:parent-style-name="Default_5f_1_5f_1_5f_1_5f_1_5f_1_5f_1_5f_4_5f_2_5f_1_5f_1_5f_1_5f_1_5f_1">
      <style:graphic-properties draw:textarea-horizontal-align="justify" draw:textarea-vertical-align="middle" draw:auto-grow-height="false" fo:min-height="0.174cm" fo:min-width="0cm"/>
    </style:style>
    <style:style style:name="gr160" style:family="graphic" style:parent-style-name="standard">
      <style:graphic-properties draw:stroke="none" draw:fill="none" fo:min-height="0.891cm"/>
    </style:style>
    <style:style style:name="gr161" style:family="graphic" style:parent-style-name="Default_5f_1">
      <style:graphic-properties draw:stroke="none" draw:fill="none" fo:min-height="8.002cm"/>
    </style:style>
    <style:style style:name="gr162" style:family="graphic" style:parent-style-name="Default_5f_1_5f_6">
      <style:graphic-properties draw:stroke="none" draw:fill="none" fo:min-height="10.66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stroke="dash" draw:stroke-dash="Fine_20_Dashed" draw:fill="solid" draw:fill-color="#729fcf" draw:opacity="35%" fo:min-height="13.75cm" draw:shadow-opacity="35%"/>
    </style:style>
    <style:style style:name="pr8" style:family="presentation" style:parent-style-name="Midnightblue-outline1">
      <style:graphic-properties draw:textarea-vertical-align="top" fo:min-height="13.75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Midnightblue2_5f_-title">
      <style:graphic-properties fo:min-height="5.75cm"/>
    </style:style>
    <style:style style:name="pr12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complex="18pt"/>
    </style:style>
    <style:style style:name="P6" style:family="paragraph">
      <loext:graphic-properties draw:fill="none" draw:fill-color="#ffffff"/>
      <style:text-properties fo:font-size="10pt" fo:font-weight="bold" style:font-size-complex="18pt"/>
    </style:style>
    <style:style style:name="P7" style:family="paragraph">
      <loext:graphic-properties draw:fill="none" draw:fill-color="#ffffff"/>
      <style:text-properties fo:font-size="13pt" fo:font-weight="bold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729fcf" draw:opacity="35%"/>
      <style:text-properties style:font-name="Liberation Mono2" fo:font-size="15pt" fo:font-weight="normal" style:font-size-asian="28pt" style:font-size-complex="32pt"/>
    </style:style>
    <style:style style:name="P10" style:family="paragraph">
      <style:text-properties fo:font-size="18pt" style:font-size-asian="28pt" style:font-size-complex="32pt"/>
    </style:style>
    <style:style style:name="P11" style:family="paragraph">
      <style:paragraph-properties fo:text-align="center"/>
      <style:text-properties fo:font-size="48pt" fo:font-weight="bold" style:font-size-asian="28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8pt" fo:font-weight="bold" style:font-size-complex="18pt"/>
    </style:style>
    <style:style style:name="P14" style:family="paragraph">
      <loext:graphic-properties draw:fill="solid" draw:fill-color="#729fcf" draw:opacity="35%"/>
      <style:text-properties style:font-name="Liberation Mono2" fo:font-size="14pt" fo:font-weight="normal" style:font-size-asian="28pt" style:font-size-complex="32pt"/>
    </style:style>
    <style:style style:name="P15" style:family="paragraph">
      <loext:graphic-properties draw:fill="solid" draw:fill-color="#729fcf" draw:opacity="35%"/>
      <style:text-properties style:font-name="Liberation Mono2" fo:font-size="12pt" fo:font-weight="normal" style:font-size-asian="28pt" style:font-size-complex="32pt"/>
    </style:style>
    <style:style style:name="P1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complex="18pt"/>
    </style:style>
    <style:style style:name="T3" style:family="text">
      <style:text-properties fo:font-size="10pt" fo:font-weight="bold" style:font-size-complex="18pt"/>
    </style:style>
    <style:style style:name="T4" style:family="text">
      <style:text-properties fo:font-size="13pt" fo:font-weight="bold" style:font-size-complex="18pt"/>
    </style:style>
    <style:style style:name="T5" style:family="text">
      <style:text-properties style:font-name="Liberation Mono2" fo:font-size="15pt" fo:font-weight="normal" style:font-size-asian="28pt" style:font-size-complex="32pt"/>
    </style:style>
    <style:style style:name="T6" style:family="text">
      <style:text-properties fo:font-size="18pt" style:font-size-asian="28pt" style:font-size-complex="32pt"/>
    </style:style>
    <style:style style:name="T7" style:family="text">
      <style:text-properties fo:font-size="48pt" fo:font-weight="bold" style:font-size-asian="28pt" style:font-size-complex="32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8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8pt" style:font-size-complex="32pt"/>
    </style:style>
    <style:style style:name="T10" style:family="text">
      <style:text-properties style:text-line-through-style="none" style:text-line-through-type="none" fo:font-size="10pt" fo:background-color="transparent" style:font-size-complex="18pt"/>
    </style:style>
    <style:style style:name="T11" style:family="text">
      <style:text-properties fo:font-size="18pt"/>
    </style:style>
    <style:style style:name="T12" style:family="text">
      <style:text-properties fo:font-size="9pt" style:font-size-complex="18pt"/>
    </style:style>
    <style:style style:name="T13" style:family="text">
      <style:text-properties fo:font-size="8pt" fo:font-weight="bold" style:font-size-complex="18pt"/>
    </style:style>
    <style:style style:name="T14" style:family="text">
      <style:text-properties fo:color="#dddddd" style:text-line-through-style="none" style:text-line-through-type="none" fo:font-size="10pt" fo:background-color="#ffffff" style:font-size-complex="18pt"/>
    </style:style>
    <style:style style:name="T15" style:family="text">
      <style:text-properties fo:color="#dddddd" fo:font-size="10pt" style:font-size-complex="18pt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0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fo:font-style="normal" fo:font-weight="bold" style:font-size-asian="28pt" style:font-size-complex="32pt"/>
    </style:style>
    <style:style style:name="T18" style:family="text">
      <style:text-properties fo:font-size="18pt" fo:font-style="normal" fo:font-weight="bold" style:font-size-asian="28pt" style:font-size-complex="32pt"/>
    </style:style>
    <style:style style:name="T19" style:family="text">
      <style:text-properties style:font-name="Liberation Mono2" fo:font-size="14pt" fo:font-weight="normal" style:font-size-asian="28pt" style:font-size-complex="32pt"/>
    </style:style>
    <style:style style:name="T20" style:family="text">
      <style:text-properties style:font-name="Liberation Mono2" fo:font-size="12pt" fo:font-weight="normal" style:font-size-asian="28pt" style:font-size-complex="32pt"/>
    </style:style>
    <style:style style:name="T21" style:family="text">
      <style:text-properties fo:font-size="12pt" style:font-size-asian="28pt" style:font-size-complex="32pt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8pt" fo:font-style="normal" fo:text-shadow="none" style:text-underline-style="none" fo:font-weight="bold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ow to manage Go dependencie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From „Go get“ to „Modules“</text:p>
            <text:p><text:span text:style-name="T1">Rouven Hern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istory: A long time ago in a galaxy far, far...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2" draw:text-style-name="P2" draw:layer="layout" svg:x1="1.1cm" svg:y1="13.8cm" svg:x2="26.9cm" svg:y2="13.8cm">
          <text:p/>
        </draw:line>
        <draw:custom-shape draw:style-name="gr3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0.9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6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</text:span></text:p>
          </draw:text-box>
        </draw:frame>
        <draw:frame draw:style-name="gr6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o get</text:p>
          </draw:text-box>
        </draw:frame>
        <draw:frame presentation:style-name="pr7" draw:text-style-name="P9" draw:layer="layout" svg:width="24.2cm" svg:height="2.6cm" svg:x="2cm" svg:y="8.9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$ go get github.com/volkswagen/letsrock</text:span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Lets get a new dependency</text:p>
              </text:list-header>
            </text:list>
          </draw:text-box>
        </draw:frame>
        <draw:frame presentation:style-name="pr5" draw:text-style-name="P10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6"><text:s text:c="2"/></text:span><text:span text:style-name="T6">- Download location is the (one) system wide $GOPATH</text:span></text:p>
                <text:p><text:span text:style-name="T6"><text:s text:c="2"/></text:span><text:span text:style-name="T6">- Always „origin/master“</text:span></text:p>
                <text:p><text:span text:style-name="T6"><text:s text:c="2"/></text:span><text:span text:style-name="T6">- go get also uses flag instruction such as -u (update), -insecure (http) etc.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o get</text:p>
          </draw:text-box>
        </draw:frame>
        <draw:frame presentation:style-name="pr7" draw:text-style-name="P9" draw:layer="layout" svg:width="24.2cm" svg:height="2.6cm" svg:x="2cm" svg:y="8.9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import "github.com/volkswagen/letsrock"</text:span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Lets use the dependency</text:p>
              </text:list-header>
            </text:list>
          </draw:text-box>
        </draw:frame>
        <draw:frame presentation:style-name="pr5" draw:text-style-name="P10" draw:layer="layout" svg:width="25.7cm" svg:height="6.2cm" svg:x="0.7cm" svg:y="12.6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o get</text:p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o get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Problems</text:p>
              </text:list-header>
            </text:list>
          </draw:text-box>
        </draw:frame>
        <draw:frame presentation:style-name="pr5" draw:text-style-name="P10" draw:layer="layout" svg:width="25.7cm" svg:height="8.8cm" svg:x="0.7cm" svg:y="9.2cm" presentation:class="outline" presentation:user-transformed="true">
          <draw:text-box>
            <text:list text:style-name="L2">
              <text:list-header>
                <text:p><text:span text:style-name="T6">- No reproducable builds because a specific dependency version can´t be used</text:span></text:p>
                <text:p><text:span text:style-name="T8">- </text:span><text:span text:style-name="T6">All projects share $GOPATH so all will use the same (already downloaded) dependency version</text:span></text:p>
                <text:p><text:span text:style-name="T6"/></text:p>
                <text:p><text:span text:style-name="T6">App1 uses dependency <text:s text:c="3"/>A1.0 <text:s text:c="5"/>→ OK!</text:span></text:p>
                <text:p><text:span text:style-name="T6">App2 needs dependency A1.5 <text:s text:c="4"/>→ broken! (too old!) / Dependency ‚A‘ already downloaded as Version 1.0</text:span></text:p>
                <text:p><text:span text:style-name="T6"><text:s text:c="7"/>„</text:span><text:span text:style-name="T6">go get -u A“ → But fetches A2.0 now → broken again! (now it is too new!) </text:span></text:p>
                <text:p><text:span text:style-name="T6"/></text:p>
                <text:p><text:span text:style-name="T6"/></text:p>
                <text:p><text:span text:style-name="T9">→ <text:s/>„</text:span><text:span text:style-name="T9">go get“ is just a tool for acquire a dependency and not to manage it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istory: 2013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7" draw:text-style-name="P2" draw:layer="layout" svg:x1="1.1cm" svg:y1="13.8cm" svg:x2="26.9cm" svg:y2="13.8cm">
          <text:p/>
        </draw:line>
        <draw:custom-shape draw:style-name="gr8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4.6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11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8"/></text:span></text:p>
          </draw:text-box>
        </draw:frame>
        <draw:frame draw:style-name="gr12" draw:text-style-name="P5" draw:layer="layout" svg:width="4.164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0">gopm</text:span><text:span text:style-name="T2">, gom, goat, gobs, </text:span></text:p>
            <text:p><text:span text:style-name="T2">gopack, gopin, vendorize</text:span></text:p>
          </draw:text-box>
        </draw:frame>
        <draw:frame draw:style-name="gr11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165"/></text:span></text:p>
          </draw:text-box>
        </draw:frame>
        <draw:frame draw:style-name="gr13" draw:text-style-name="P12" draw:layer="layout" svg:width="15.2cm" svg:height="1.45cm" svg:x="7cm" svg:y="17cm">
          <draw:text-box>
            <text:p><text:span text:style-name="T11">Current total: 8 dependency management tools</text:span></text:p>
            <text:p><text:span text:style-name="T12"><text:s text:c="76"/></text:span><text:span text:style-name="T12">(„go get“ not coun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2014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14" draw:text-style-name="P2" draw:layer="layout" svg:x1="1.1cm" svg:y1="13.8cm" svg:x2="26.9cm" svg:y2="13.8cm">
          <text:p/>
        </draw:line>
        <draw:custom-shape draw:style-name="gr15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cm" svg:height="0.6cm" svg:x="8.6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18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</text:span></text:p>
          </draw:text-box>
        </draw:frame>
        <draw:frame draw:style-name="gr19" draw:text-style-name="P5" draw:layer="layout" svg:width="4.164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0">gopm</text:span><text:span text:style-name="T2">, gom, goat, gobs, </text:span></text:p>
            <text:p><text:span text:style-name="T2">gopack, gopin, vendorize</text:span></text:p>
          </draw:text-box>
        </draw:frame>
        <draw:frame draw:style-name="gr20" draw:text-style-name="P5" draw:layer="layout" svg:width="4.295cm" svg:height="1.141cm" draw:transform="rotate (0.703542221478914) translate (8.366cm 12.928cm)">
          <draw:text-box>
            <text:p><text:span text:style-name="T2">party, godep, glide, goop, </text:span></text:p>
            <text:p><text:span text:style-name="T2">govend, glock</text:span></text:p>
          </draw:text-box>
        </draw:frame>
        <draw:frame draw:style-name="gr18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134"/></text:span></text:p>
          </draw:text-box>
        </draw:frame>
        <draw:frame draw:style-name="gr21" draw:text-style-name="P12" draw:layer="layout" svg:width="15.2cm" svg:height="1.45cm" svg:x="7cm" svg:y="17cm">
          <draw:text-box>
            <text:p><text:span text:style-name="T11">Current total: 14 dependency management tools</text:span></text:p>
            <text:p><text:span text:style-name="T12"><text:s text:c="76"/></text:span><text:span text:style-name="T12">(„go get“ not coun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2015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22" draw:text-style-name="P2" draw:layer="layout" svg:x1="1.1cm" svg:y1="13.8cm" svg:x2="26.9cm" svg:y2="13.8cm">
          <text:p/>
        </draw:line>
        <draw:custom-shape draw:style-name="gr23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cm" svg:height="0.6cm" svg:x="12.6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26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</text:span></text:p>
          </draw:text-box>
        </draw:frame>
        <draw:frame draw:style-name="gr27" draw:text-style-name="P5" draw:layer="layout" svg:width="4.164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0">gopm</text:span><text:span text:style-name="T2">, gom, goat, gobs, </text:span></text:p>
            <text:p><text:span text:style-name="T2">gopack, gopin, vendorize</text:span></text:p>
          </draw:text-box>
        </draw:frame>
        <draw:frame draw:style-name="gr28" draw:text-style-name="P5" draw:layer="layout" svg:width="4.765cm" svg:height="1.141cm" draw:transform="rotate (0.703542221478914) translate (12.2cm 12.909cm)">
          <draw:text-box>
            <text:p><text:span text:style-name="T2">gb, bunch, wgo, manul, </text:span></text:p>
            <text:p><text:span text:style-name="T2">godm, vexp, gv, gvt, nut, gigo</text:span></text:p>
          </draw:text-box>
        </draw:frame>
        <draw:frame draw:style-name="gr29" draw:text-style-name="P5" draw:layer="layout" svg:width="4.295cm" svg:height="1.141cm" draw:transform="rotate (0.703542221478914) translate (8.366cm 12.928cm)">
          <draw:text-box>
            <text:p><text:span text:style-name="T2">party, godep, glide, goop, </text:span></text:p>
            <text:p><text:span text:style-name="T2">govend, glock</text:span></text:p>
          </draw:text-box>
        </draw:frame>
        <draw:frame draw:style-name="gr26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100"/></text:span></text:p>
          </draw:text-box>
        </draw:frame>
        <draw:frame draw:style-name="gr30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31" draw:text-style-name="P12" draw:layer="layout" svg:width="15.2cm" svg:height="1.45cm" svg:x="7cm" svg:y="17cm">
          <draw:text-box>
            <text:p><text:span text:style-name="T11">Current total: 24 dependency management tools</text:span></text:p>
            <text:p><text:span text:style-name="T12"><text:s text:c="76"/></text:span><text:span text:style-name="T12">(„go get“ not coun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2016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32" draw:text-style-name="P2" draw:layer="layout" svg:x1="1.1cm" svg:y1="13.8cm" svg:x2="26.9cm" svg:y2="13.8cm">
          <text:p/>
        </draw:line>
        <draw:custom-shape draw:style-name="gr33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0.6cm" svg:height="0.6cm" svg:x="16.8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36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</text:span></text:p>
          </draw:text-box>
        </draw:frame>
        <draw:frame draw:style-name="gr37" draw:text-style-name="P5" draw:layer="layout" svg:width="4.164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0">gopm</text:span><text:span text:style-name="T2">, gom, goat, gobs, </text:span></text:p>
            <text:p><text:span text:style-name="T2">gopack, gopin, vendorize</text:span></text:p>
          </draw:text-box>
        </draw:frame>
        <draw:frame draw:style-name="gr38" draw:text-style-name="P5" draw:layer="layout" svg:width="4.325cm" svg:height="1.141cm" draw:transform="rotate (0.703542221478914) translate (16.256cm 12.869cm)">
          <draw:text-box>
            <text:p><text:span text:style-name="T2">trash, govendor, vendetta,</text:span></text:p>
            <text:p><text:span text:style-name="T2">gsv</text:span></text:p>
          </draw:text-box>
        </draw:frame>
        <draw:frame draw:style-name="gr39" draw:text-style-name="P5" draw:layer="layout" svg:width="4.765cm" svg:height="1.141cm" draw:transform="rotate (0.703542221478914) translate (12.2cm 12.909cm)">
          <draw:text-box>
            <text:p><text:span text:style-name="T2">gb, bunch, wgo, manul, </text:span></text:p>
            <text:p><text:span text:style-name="T2">godm, vexp, gv, gvt, nut, gigo</text:span></text:p>
          </draw:text-box>
        </draw:frame>
        <draw:frame draw:style-name="gr40" draw:text-style-name="P5" draw:layer="layout" svg:width="4.295cm" svg:height="1.141cm" draw:transform="rotate (0.703542221478914) translate (8.366cm 12.928cm)">
          <draw:text-box>
            <text:p><text:span text:style-name="T2">party, godep, glide, goop, </text:span></text:p>
            <text:p><text:span text:style-name="T2">govend, glock</text:span></text:p>
          </draw:text-box>
        </draw:frame>
        <draw:frame draw:style-name="gr36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67"/></text:span></text:p>
          </draw:text-box>
        </draw:frame>
        <draw:frame draw:style-name="gr41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42" draw:text-style-name="P12" draw:layer="layout" svg:width="15.2cm" svg:height="1.45cm" svg:x="7cm" svg:y="17cm">
          <draw:text-box>
            <text:p><text:span text:style-name="T11">Current total: 28 dependency management tools</text:span></text:p>
            <text:p><text:span text:style-name="T12"><text:s text:c="76"/></text:span><text:span text:style-name="T12">(„go get“ not coun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2017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43" draw:text-style-name="P2" draw:layer="layout" svg:x1="1.1cm" svg:y1="13.8cm" svg:x2="26.9cm" svg:y2="13.8cm">
          <text:p/>
        </draw:line>
        <draw:custom-shape draw:style-name="gr44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0.6cm" svg:height="0.6cm" svg:x="20.9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47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</text:span></text:p>
          </draw:text-box>
        </draw:frame>
        <draw:frame draw:style-name="gr48" draw:text-style-name="P5" draw:layer="layout" svg:width="4.164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0">gopm</text:span><text:span text:style-name="T2">, gom, goat, gobs, </text:span></text:p>
            <text:p><text:span text:style-name="T2">gopack, gopin, vendorize</text:span></text:p>
          </draw:text-box>
        </draw:frame>
        <draw:frame draw:style-name="gr49" draw:text-style-name="P5" draw:layer="layout" svg:width="4.325cm" svg:height="1.141cm" draw:transform="rotate (0.703542221478914) translate (16.256cm 12.869cm)">
          <draw:text-box>
            <text:p><text:span text:style-name="T2">trash, govendor, vendetta,</text:span></text:p>
            <text:p><text:span text:style-name="T2">gsv</text:span></text:p>
          </draw:text-box>
        </draw:frame>
        <draw:frame draw:style-name="gr50" draw:text-style-name="P5" draw:layer="layout" svg:width="4.126cm" svg:height="1.141cm" draw:transform="rotate (0.703542221478914) translate (20.496cm 12.969cm)">
          <draw:text-box>
            <text:p><text:span text:style-name="T2">dep, rubigo, gorepoman,</text:span></text:p>
            <text:p><text:span text:style-name="T2">go gradle</text:span></text:p>
          </draw:text-box>
        </draw:frame>
        <draw:frame draw:style-name="gr51" draw:text-style-name="P5" draw:layer="layout" svg:width="4.765cm" svg:height="1.141cm" draw:transform="rotate (0.703542221478914) translate (12.2cm 12.909cm)">
          <draw:text-box>
            <text:p><text:span text:style-name="T2">gb, bunch, wgo, manul, </text:span></text:p>
            <text:p><text:span text:style-name="T2">godm, vexp, gv, gvt, nut, gigo</text:span></text:p>
          </draw:text-box>
        </draw:frame>
        <draw:frame draw:style-name="gr52" draw:text-style-name="P5" draw:layer="layout" svg:width="4.295cm" svg:height="1.141cm" draw:transform="rotate (0.703542221478914) translate (8.366cm 12.928cm)">
          <draw:text-box>
            <text:p><text:span text:style-name="T2">party, godep, glide, goop, </text:span></text:p>
            <text:p><text:span text:style-name="T2">govend, glock</text:span></text:p>
          </draw:text-box>
        </draw:frame>
        <draw:frame draw:style-name="gr47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</text:span></text:p>
          </draw:text-box>
        </draw:frame>
        <draw:frame draw:style-name="gr53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54" draw:text-style-name="P12" draw:layer="layout" svg:width="15.2cm" svg:height="1.45cm" svg:x="7cm" svg:y="17cm">
          <draw:text-box>
            <text:p><text:span text:style-name="T11">Current total: 32 dependency management tools </text:span></text:p>
            <text:p><text:span text:style-name="T12"><text:s text:c="76"/></text:span><text:span text:style-name="T12">(„go get“ not coun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2018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55" draw:text-style-name="P2" draw:layer="layout" svg:x1="1.1cm" svg:y1="13.8cm" svg:x2="26.9cm" svg:y2="13.8cm">
          <text:p/>
        </draw:line>
        <draw:custom-shape draw:style-name="gr56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" draw:layer="layout" svg:width="0.6cm" svg:height="0.6cm" svg:x="25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59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60" draw:text-style-name="P5" draw:layer="layout" svg:width="4.164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0">gopm</text:span><text:span text:style-name="T2">, gom, goat, gobs, </text:span></text:p>
            <text:p><text:span text:style-name="T2">gopack, gopin, vendorize</text:span></text:p>
          </draw:text-box>
        </draw:frame>
        <draw:frame draw:style-name="gr61" draw:text-style-name="P5" draw:layer="layout" svg:width="4.325cm" svg:height="1.141cm" draw:transform="rotate (0.703542221478914) translate (16.256cm 12.869cm)">
          <draw:text-box>
            <text:p><text:span text:style-name="T2">trash, govendor, vendetta,</text:span></text:p>
            <text:p><text:span text:style-name="T2">gsv</text:span></text:p>
          </draw:text-box>
        </draw:frame>
        <draw:frame draw:style-name="gr62" draw:text-style-name="P5" draw:layer="layout" svg:width="4.126cm" svg:height="1.141cm" draw:transform="rotate (0.703542221478914) translate (20.496cm 12.969cm)">
          <draw:text-box>
            <text:p><text:span text:style-name="T2">dep, rubigo, gorepoman,</text:span></text:p>
            <text:p><text:span text:style-name="T2">go gradle</text:span></text:p>
          </draw:text-box>
        </draw:frame>
        <draw:frame draw:style-name="gr63" draw:text-style-name="P5" draw:layer="layout" svg:width="4.765cm" svg:height="1.141cm" draw:transform="rotate (0.703542221478914) translate (12.2cm 12.909cm)">
          <draw:text-box>
            <text:p><text:span text:style-name="T2">gb, bunch, wgo, manul, </text:span></text:p>
            <text:p><text:span text:style-name="T2">godm, vexp, gv, gvt, nut, gigo</text:span></text:p>
          </draw:text-box>
        </draw:frame>
        <draw:frame draw:style-name="gr64" draw:text-style-name="P5" draw:layer="layout" svg:width="4.295cm" svg:height="1.141cm" draw:transform="rotate (0.703542221478914) translate (8.366cm 12.928cm)">
          <draw:text-box>
            <text:p><text:span text:style-name="T2">party, godep, glide, goop, </text:span></text:p>
            <text:p><text:span text:style-name="T2">govend, glock</text:span></text:p>
          </draw:text-box>
        </draw:frame>
        <draw:frame draw:style-name="gr59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65" draw:text-style-name="P5" draw:layer="layout" svg:width="2.898cm" svg:height="0.696cm" draw:transform="rotate (0.703542221478914) translate (24.797cm 13.269cm)">
          <draw:text-box>
            <text:p><text:span text:style-name="T2">Modules</text:span></text:p>
          </draw:text-box>
        </draw:frame>
        <draw:frame draw:style-name="gr66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67" draw:text-style-name="P12" draw:layer="layout" svg:width="15.2cm" svg:height="1.45cm" svg:x="7cm" svg:y="17cm">
          <draw:text-box>
            <text:p><text:span text:style-name="T11"><text:a xlink:href="https://github.com/golang/go/wiki/PackageManagementTools" xlink:type="simple">Current total: 33 dependency management tools</text:a></text:span><text:span text:style-name="T11"><text:s/></text:span></text:p>
            <text:p><text:span text:style-name="T12"><text:s text:c="76"/></text:span><text:span text:style-name="T12">(„go get“ not counted)</text:span></text:p>
          </draw:text-box>
        </draw:frame>
        <draw:frame draw:style-name="gr68" draw:text-style-name="P13" draw:layer="layout" svg:width="2.411cm" svg:height="0.607cm" svg:x="24.1cm" svg:y="15.6cm">
          <draw:text-box>
            <text:p><text:span text:style-name="T13">GO111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Active in development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69" draw:text-style-name="P2" draw:layer="layout" svg:x1="1.1cm" svg:y1="13.8cm" svg:x2="26.9cm" svg:y2="13.8cm">
          <text:p/>
        </draw:line>
        <draw:custom-shape draw:style-name="gr70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72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73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74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75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76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77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72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78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79" draw:text-style-name="P12" draw:layer="layout" svg:width="15.2cm" svg:height="1.45cm" svg:x="7cm" svg:y="17cm">
          <draw:text-box>
            <text:p><text:span text:style-name="T11">Active total: 10 dependency management tools </text:span></text:p>
            <text:p><text:span text:style-name="T12"><text:s text:c="76"/></text:span><text:span text:style-name="T12">(„go get“ not counted)</text:span></text:p>
          </draw:text-box>
        </draw:frame>
        <draw:frame draw:style-name="gr80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81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Back to 2013 (gvm)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82" draw:text-style-name="P2" draw:layer="layout" svg:x1="1.1cm" svg:y1="13.8cm" svg:x2="26.9cm" svg:y2="13.8cm">
          <text:p/>
        </draw:line>
        <draw:custom-shape draw:style-name="gr83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85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86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87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88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89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90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85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91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92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93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draw:custom-shape draw:style-name="gr94" draw:text-style-name="P4" draw:layer="layout" svg:width="0.6cm" svg:height="0.6cm" svg:x="4.7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3: gvm</text:p>
          </draw:text-box>
        </draw:frame>
        <draw:frame presentation:style-name="pr7" draw:text-style-name="P9" draw:layer="layout" svg:width="24.2cm" svg:height="5.6cm" svg:x="2cm" svg:y="8.9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$ gvm pkgset create vwletsrock_v2</text:span><text:span text:style-name="T5"><text:tab/></text:span><text:span text:style-name="T5"><text:tab/></text:span><text:span text:style-name="T5"># create global package set</text:span></text:p>
                <text:p><text:span text:style-name="T5">$ gvm pkgset use vwletsrock_v2</text:span><text:span text:style-name="T5"><text:tab/></text:span><text:span text:style-name="T5"><text:tab/></text:span><text:span text:style-name="T5"><text:tab/></text:span><text:span text:style-name="T5"># choose a global package set</text:span></text:p>
                <text:p><text:span text:style-name="T5">$ gvm pkgset create --local</text:span><text:span text:style-name="T5"><text:tab/></text:span><text:span text:style-name="T5"><text:tab/></text:span><text:span text:style-name="T5"><text:tab/></text:span><text:span text:style-name="T5"><text:tab/></text:span><text:span text:style-name="T5"># create local package set</text:span></text:p>
                <text:p><text:span text:style-name="T5">$ gvm pkgset use --local <text:s/></text:span><text:span text:style-name="T5"><text:tab/></text:span><text:span text:style-name="T5"><text:tab/></text:span><text:span text:style-name="T5"><text:tab/></text:span><text:span text:style-name="T5"><text:tab/></text:span><text:span text:style-name="T5"># choose local package set</text:span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moovweb/gvm" xlink:type="simple">gvm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5.7cm" presentation:class="outline" presentation:user-transformed="true">
          <draw:text-box>
            <text:list text:style-name="L2">
              <text:list-header>
                <text:p><text:span text:style-name="T6"><text:s text:c="2"/></text:span><text:span text:style-name="T6">- GVM is a tool to switch between multiple Go versions</text:span></text:p>
                <text:p><text:span text:style-name="T6"><text:s text:c="2"/></text:span><text:span text:style-name="T6">- In addition GVM provides „package sets“ to change between multiple $GOPATH sets</text:span></text:p>
                <text:list>
                  <text:list-item>
                    <text:list>
                      <text:list-item>
                        <text:p><text:span text:style-name="T6">Local package set can be shared in in the project repository</text:span></text:p>
                        <text:p><text:span text:style-name="T6"/></text:p>
                        <text:p><text:span text:style-name="T6"/></text:p>
                      </text:list-item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3: gvm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5" draw:text-style-name="P10" draw:layer="layout" svg:width="25.7cm" svg:height="6.2cm" svg:x="0.6cm" svg:y="15.7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3: gvm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moovweb/gvm" xlink:type="simple">gvm</text:a></text:p>
              </text:list-header>
            </text:list>
          </draw:text-box>
        </draw:frame>
        <draw:frame presentation:style-name="pr5" draw:text-style-name="P10" draw:layer="layout" svg:width="25.7cm" svg:height="6.2cm" svg:x="0.4cm" svg:y="9cm" presentation:class="outline" presentation:user-transformed="true">
          <draw:text-box>
            <text:list text:style-name="L2">
              <text:list-header>
                <text:p><text:span text:style-name="T16">→ <text:s/></text:span><text:span text:style-name="T16">Type: </text:span><text:span text:style-name="T17">GOPATH modification <text:s/>without specific dependency version selection</text:span></text:p>
                <text:p><text:span text:style-name="T18"/></text:p>
                <text:p><text:span text:style-name="T6">- Package sets don´t provide easy dependency version configuration / pinning</text:span></text:p>
                <text:list>
                  <text:list-item>
                    <text:list>
                      <text:list-item>
                        <text:p><text:span text:style-name="T6">Manual selection / download of version to a package set</text:span></text:p>
                        <text:p><text:span text:style-name="T6"/></text:p>
                        <text:p><text:span text:style-name="T6"/></text:p>
                      </text:list-item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Back to 2014 (glide)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95" draw:text-style-name="P2" draw:layer="layout" svg:x1="1.1cm" svg:y1="13.8cm" svg:x2="26.9cm" svg:y2="13.8cm">
          <text:p/>
        </draw:line>
        <draw:custom-shape draw:style-name="gr96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98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99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100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101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102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103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98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104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105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106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draw:custom-shape draw:style-name="gr107" draw:text-style-name="P4" draw:layer="layout" svg:width="0.6cm" svg:height="0.6cm" svg:x="8.6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4: glide</text:p>
          </draw:text-box>
        </draw:frame>
        <draw:frame presentation:style-name="pr7" draw:text-style-name="P14" draw:layer="layout" svg:width="24.2cm" svg:height="6.2cm" svg:x="2cm" svg:y="8.9cm" presentation:class="outline" presentation:user-transformed="true">
          <draw:text-box>
            <text:list text:style-name="L2">
              <text:list-header>
                <text:p><text:span text:style-name="T19"/></text:p>
                <text:p><text:span text:style-name="T19">$ mkdir &lt;project&gt; <text:s text:c="12"/># create project src dir</text:span></text:p>
                <text:p><text:span text:style-name="T19">$ glide create <text:s text:c="15"/># create a new glide.yaml file </text:span></text:p>
                <text:p><text:span text:style-name="T19">$ vi glide.yaml <text:s text:c="14"/># add dependencies (with rev) or ‚glide get &lt;dep&gt;‘</text:span></text:p>
                <text:p><text:span text:style-name="T19">$ glide install <text:s text:c="14"/># downloads deps (‚glide update‘ for updating)</text:span></text:p>
                <text:p><text:span text:style-name="T19">$ glide in <text:s text:c="19"/># configure GOPATH</text:span></text:p>
                <text:p><text:span text:style-name="T19"/></text:p>
                <text:p><text:span text:style-name="T19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lide.sh/" xlink:type="simple">glide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5.6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8">- „glide in“ was for $GOPATH trickery/switching</text:span><text:span text:style-name="T6"> so that the „go tools“ still work</text:span></text:p>
                <text:p><text:span text:style-name="T6"><text:s text:c="2"/></text:span><text:span text:style-name="T6">- „glide install“ will also fetch all addional required dependencies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4: glide</text:p>
          </draw:text-box>
        </draw:frame>
        <draw:frame presentation:style-name="pr7" draw:text-style-name="P14" draw:layer="layout" svg:width="24.2cm" svg:height="6.2cm" svg:x="2cm" svg:y="8.9cm" presentation:class="outline" presentation:user-transformed="true">
          <draw:text-box>
            <text:list text:style-name="L2">
              <text:list-header>
                <text:p><text:span text:style-name="T19"/></text:p>
                <text:p><text:span text:style-name="T19">$ less glide.yaml</text:span></text:p>
                <text:p><text:span text:style-name="T19">package: github.com/volkswagen/app</text:span></text:p>
                <text:p><text:span text:style-name="T19">import:</text:span></text:p>
                <text:p><text:span text:style-name="T19">- package: github.com/example/dependency</text:span></text:p>
                <text:p><text:span text:style-name="T19"><text:s text:c="2"/></text:span><text:span text:style-name="T19">version: ^1.2.0</text:span></text:p>
                <text:p><text:span text:style-name="T19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lide.sh/" xlink:type="simple">glide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5.6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8">- Version configuration like &gt;= 1.2.0 &amp;&amp; &lt; 2.0.0 is possible</text:span></text:p>
                <text:p><text:span text:style-name="T6"><text:s text:c="2"/></text:span><text:span text:style-name="T6">- Dependencies were downloaded in a local / per project „_vendor“ folder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4: glide</text:p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4: glide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lide.sh/" xlink:type="simple">glide</text:a></text:p>
              </text:list-header>
            </text:list>
          </draw:text-box>
        </draw:frame>
        <draw:frame presentation:style-name="pr5" draw:text-style-name="P10" draw:layer="layout" svg:width="25.7cm" svg:height="6.2cm" svg:x="0.4cm" svg:y="9cm" presentation:class="outline" presentation:user-transformed="true">
          <draw:text-box>
            <text:list text:style-name="L2">
              <text:list-header>
                <text:p><text:span text:style-name="T16">→ <text:s/></text:span><text:span text:style-name="T16">2014 type: </text:span><text:span text:style-name="T17">GOPATH modification with specific dependency version selection</text:span></text:p>
                <text:p><text:span text:style-name="T16">→ </text:span><text:span text:style-name="T16">Current type: Vendor packages with specific dependency version selection</text:span></text:p>
                <text:p><text:span text:style-name="T17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Back to 2015 (manul)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108" draw:text-style-name="P2" draw:layer="layout" svg:x1="1.1cm" svg:y1="13.8cm" svg:x2="26.9cm" svg:y2="13.8cm">
          <text:p/>
        </draw:line>
        <draw:custom-shape draw:style-name="gr109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111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112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113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114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115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116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111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117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118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119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draw:custom-shape draw:style-name="gr120" draw:text-style-name="P4" draw:layer="layout" svg:width="0.6cm" svg:height="0.6cm" svg:x="12.6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5: manul</text:p>
          </draw:text-box>
        </draw:frame>
        <draw:frame presentation:style-name="pr7" draw:text-style-name="P15" draw:layer="layout" svg:width="24.2cm" svg:height="4.1cm" svg:x="2cm" svg:y="8.9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$ manul -Q <text:s text:c="19"/># show all dependencies</text:span></text:p>
                <text:p><text:span text:style-name="T20">$ manul -I &lt;dep&gt;=34a235h1 <text:s text:c="4"/># d/l dep (version) into proj. vendor folder (git submodules)</text:span></text:p>
                <text:p><text:span text:style-name="T20">$ manul -U &lt;dep&gt;=TAG <text:s text:c="9"/># update dep to specific tag (optional)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kovetskiy/manul" xlink:type="simple">manul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3.5cm" presentation:class="outline" presentation:user-transformed="true">
          <draw:text-box>
            <text:list text:style-name="L2">
              <text:list-header>
                <text:p><text:span text:style-name="T8"><text:s text:c="2"/></text:span><text:span text:style-name="T8">- No extra dependencies config file. Just GIT submodules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5: manul</text:p>
          </draw:text-box>
        </draw:frame>
        <draw:frame presentation:style-name="pr5" draw:text-style-name="P10" draw:layer="layout" svg:width="25.7cm" svg:height="6.2cm" svg:x="0.6cm" svg:y="13.5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5: manul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kovetskiy/manul" xlink:type="simple">manul</text:a></text:p>
              </text:list-header>
            </text:list>
          </draw:text-box>
        </draw:frame>
        <draw:frame presentation:style-name="pr5" draw:text-style-name="P10" draw:layer="layout" svg:width="25.7cm" svg:height="6.2cm" svg:x="0.3cm" svg:y="8.9cm" presentation:class="outline" presentation:user-transformed="true">
          <draw:text-box>
            <text:list text:style-name="L2">
              <text:list-header>
                <text:p><text:span text:style-name="T16">→ <text:s/></text:span><text:span text:style-name="T16">Type: Vendor packages with specific dependency version selection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Back to 2016 (govendor)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121" draw:text-style-name="P2" draw:layer="layout" svg:x1="1.1cm" svg:y1="13.8cm" svg:x2="26.9cm" svg:y2="13.8cm">
          <text:p/>
        </draw:line>
        <draw:custom-shape draw:style-name="gr122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124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125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126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127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128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129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124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130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131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132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draw:custom-shape draw:style-name="gr133" draw:text-style-name="P4" draw:layer="layout" svg:width="0.6cm" svg:height="0.6cm" svg:x="16.7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6: govendor</text:p>
          </draw:text-box>
        </draw:frame>
        <draw:frame presentation:style-name="pr7" draw:text-style-name="P15" draw:layer="layout" svg:width="24.2cm" svg:height="4.1cm" svg:x="2cm" svg:y="8.9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$ govendor init <text:s text:c="14"/># create vendor folder with vendor.json</text:span></text:p>
                <text:p><text:span text:style-name="T20">$ govendor fetch &lt;dep&gt;@v2 <text:s text:c="4"/># d/l dep (version) into proj. vendor folder</text:span></text:p>
                <text:p><text:span text:style-name="T20">$ govendor sync <text:s text:c="14"/># d/l all configured dependencies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kardianos/govendor" xlink:type="simple">govendor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3.5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6: govendor</text:p>
          </draw:text-box>
        </draw:frame>
        <draw:frame presentation:style-name="pr5" draw:text-style-name="P10" draw:layer="layout" svg:width="25.7cm" svg:height="6.2cm" svg:x="0.6cm" svg:y="13.5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6: govendor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kardianos/govendor" xlink:type="simple">govendor</text:a></text:p>
              </text:list-header>
            </text:list>
          </draw:text-box>
        </draw:frame>
        <draw:frame presentation:style-name="pr5" draw:text-style-name="P10" draw:layer="layout" svg:width="25.7cm" svg:height="6.2cm" svg:x="0.3cm" svg:y="8.9cm" presentation:class="outline" presentation:user-transformed="true">
          <draw:text-box>
            <text:list text:style-name="L2">
              <text:list-header>
                <text:p><text:span text:style-name="T16">→ <text:s/></text:span><text:span text:style-name="T16">Type: Vendor packages with specific dependency version selection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Back to 2017 (dep)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134" draw:text-style-name="P2" draw:layer="layout" svg:x1="1.1cm" svg:y1="13.8cm" svg:x2="26.9cm" svg:y2="13.8cm">
          <text:p/>
        </draw:line>
        <draw:custom-shape draw:style-name="gr135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137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138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139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140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141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142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137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143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144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145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draw:custom-shape draw:style-name="gr146" draw:text-style-name="P4" draw:layer="layout" svg:width="0.6cm" svg:height="0.6cm" svg:x="20.8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7: dep</text:p>
          </draw:text-box>
        </draw:frame>
        <draw:frame presentation:style-name="pr7" draw:text-style-name="P15" draw:layer="layout" svg:width="24.2cm" svg:height="4.1cm" svg:x="2cm" svg:y="8.9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$ dep init <text:s text:c="19"/># create vendor folder, Gopg.lock &amp; Gopkg.toml</text:span></text:p>
                <text:p><text:span text:style-name="T20">$ dep ensure -add &lt;dep&gt; <text:s text:c="6"/># add dependency to project</text:span></text:p>
                <text:p><text:span text:style-name="T20">$ dep ensure <text:s text:c="17"/># check deps status/vendor and d/l if needed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golang/dep" xlink:type="simple">dep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3.5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7: dep</text:p>
          </draw:text-box>
        </draw:frame>
        <draw:frame presentation:style-name="pr7" draw:text-style-name="P15" draw:layer="layout" svg:width="24.2cm" svg:height="7.5cm" svg:x="2cm" svg:y="8.9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$ less Gopkg.toml</text:span></text:p>
                <text:p text:style-name="P16"><text:span text:style-name="T20">[[constraint]]</text:span></text:p>
                <text:p text:style-name="P16"><text:span text:style-name="T20"><text:s text:c="2"/></text:span><text:span text:style-name="T20">name = "github.com/volkswagen/letsrock"</text:span></text:p>
                <text:p text:style-name="P16"><text:span text:style-name="T20"><text:s text:c="2"/></text:span><text:span text:style-name="T20">version = "=1.3.2"</text:span></text:p>
                <text:p text:style-name="P16"><text:span text:style-name="T20">[prune]</text:span></text:p>
                <text:p text:style-name="P16"><text:span text:style-name="T20"><text:s text:c="2"/></text:span><text:span text:style-name="T20">go-tests = true <text:s text:c="35"/># dont add dep tests to vendor</text:span></text:p>
                <text:p text:style-name="P16"><text:span text:style-name="T20"><text:s text:c="2"/></text:span><text:span text:style-name="T20">unused-packages = true <text:s text:c="28"/># dont add not used packs to vendor</text:span></text:p>
                <text:p><text:span text:style-name="T21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golang/dep" xlink:type="simple">dep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3.1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header>
                    <text:p><text:span text:style-name="T6"/></text:p>
                    <text:p><text:span text:style-name="T8"/></text:p>
                  </text:list-header>
                  <text:list-item>
                    <text:p><text:span text:style-name="T8"><text:a xlink:href="https://golang.github.io/dep/docs/Gopkg.toml.html" xlink:type="simple">Be aware of the version format (e.g. version = „=1.2.0“)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7: dep</text:p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7: dep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golang/dep" xlink:type="simple">dep</text:a></text:p>
              </text:list-header>
            </text:list>
          </draw:text-box>
        </draw:frame>
        <draw:frame presentation:style-name="pr5" draw:text-style-name="P10" draw:layer="layout" svg:width="25.7cm" svg:height="6.2cm" svg:x="0.3cm" svg:y="8.9cm" presentation:class="outline" presentation:user-transformed="true">
          <draw:text-box>
            <text:list text:style-name="L2">
              <text:list-header>
                <text:p><text:span text:style-name="T16">→ <text:s/></text:span><text:span text:style-name="T16">Type: Vendor packages with specific dependency version selection</text:span></text:p>
                <text:p><text:span text:style-name="T16"/></text:p>
                <text:p><text:span text:style-name="T22">- Was till Go version 1.11 the „official experiment“ tool for dependency management</text:span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History: 2018 (Modules)</text:p>
          </draw:text-box>
        </draw:frame>
        <draw:frame presentation:style-name="pr5" draw:layer="layout" svg:width="10.4cm" svg:height="3.5cm" svg:x="0cm" svg:y="5.1cm" presentation:class="outline" presentation:user-transformed="true">
          <draw:text-box>
            <text:list text:style-name="L2">
              <text:list-header>
                <text:p/>
                <text:p>Timeline</text:p>
              </text:list-header>
            </text:list>
          </draw:text-box>
        </draw:frame>
        <draw:line draw:style-name="gr147" draw:text-style-name="P2" draw:layer="layout" svg:x1="1.1cm" svg:y1="13.8cm" svg:x2="26.9cm" svg:y2="13.8cm">
          <text:p/>
        </draw:line>
        <draw:custom-shape draw:style-name="gr148" draw:text-style-name="P3" draw:layer="layout" svg:width="0.4cm" svg:height="0.4cm" svg:x="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4cm" svg:height="0.4cm" svg:x="4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4cm" svg:height="0.4cm" svg:x="8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4cm" svg:height="0.4cm" svg:x="12.7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4cm" svg:height="0.4cm" svg:x="16.8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4cm" svg:height="0.4cm" svg:x="20.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4cm" svg:height="0.4cm" svg:x="25.1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5" draw:layer="layout" svg:width="1.696cm" svg:height="0.696cm" draw:transform="rotate (0.703542221478914) translate (0.6cm 13.197cm)">
          <draw:text-box>
            <text:p><text:span text:style-name="T2">„</text:span><text:span text:style-name="T2">go get“</text:span></text:p>
          </draw:text-box>
        </draw:frame>
        <draw:frame draw:style-name="gr150" draw:text-style-name="P6" draw:layer="layout" svg:width="26.7cm" svg:height="0.823cm" svg:x="0.3cm" svg:y="15cm">
          <draw:text-box>
            <text:p><text:span text:style-name="T3"><text:s text:c="2"/></text:span><text:span text:style-name="T3">Go 1.0 <text:s text:c="38"/>Go 1.2 <text:s text:c="39"/>Go 1.4 <text:s text:c="43"/>Go 1.5 <text:s text:c="42"/>Go 1.7 <text:s text:c="43"/>Go 1.9 <text:s text:c="42"/>Go 1.11</text:span></text:p>
          </draw:text-box>
        </draw:frame>
        <draw:frame draw:style-name="gr151" draw:text-style-name="P5" draw:layer="layout" svg:width="4.16cm" svg:height="1.586cm" draw:transform="rotate (0.703542221478914) translate (4.112cm 12.598cm)">
          <draw:text-box>
            <text:p><text:span text:style-name="T2">„</text:span><text:span text:style-name="T2">gvm pkgset –local“, </text:span></text:p>
            <text:p><text:span text:style-name="T14">gopm</text:span><text:span text:style-name="T2">, gom, </text:span><text:span text:style-name="T15">goat</text:span><text:span text:style-name="T2">, </text:span><text:span text:style-name="T15">gobs</text:span><text:span text:style-name="T2">, </text:span></text:p>
            <text:p><text:span text:style-name="T15">gopack</text:span><text:span text:style-name="T2">, </text:span><text:span text:style-name="T15">gopin</text:span><text:span text:style-name="T2">, </text:span><text:span text:style-name="T15">vendorize</text:span></text:p>
          </draw:text-box>
        </draw:frame>
        <draw:frame draw:style-name="gr152" draw:text-style-name="P5" draw:layer="layout" svg:width="4.325cm" svg:height="1.141cm" draw:transform="rotate (0.703542221478914) translate (16.256cm 12.869cm)">
          <draw:text-box>
            <text:p><text:span text:style-name="T2">trash, govendor, </text:span><text:span text:style-name="T15">vendetta</text:span><text:span text:style-name="T2">,</text:span></text:p>
            <text:p><text:span text:style-name="T15">gsv</text:span></text:p>
          </draw:text-box>
        </draw:frame>
        <draw:frame draw:style-name="gr153" draw:text-style-name="P5" draw:layer="layout" svg:width="4.131cm" svg:height="1.141cm" draw:transform="rotate (0.703542221478914) translate (20.496cm 12.969cm)">
          <draw:text-box>
            <text:p><text:span text:style-name="T2">dep, </text:span><text:span text:style-name="T15">rubigo</text:span><text:span text:style-name="T2">, gorepoman,</text:span></text:p>
            <text:p><text:span text:style-name="T2">go gradle</text:span></text:p>
          </draw:text-box>
        </draw:frame>
        <draw:frame draw:style-name="gr154" draw:text-style-name="P5" draw:layer="layout" svg:width="4.775cm" svg:height="1.141cm" draw:transform="rotate (0.703542221478914) translate (12.2cm 12.909cm)">
          <draw:text-box>
            <text:p><text:span text:style-name="T15">gb</text:span><text:span text:style-name="T2">, </text:span><text:span text:style-name="T15">bunch</text:span><text:span text:style-name="T2">, </text:span><text:span text:style-name="T15">wgo</text:span><text:span text:style-name="T2">, manul, </text:span></text:p>
            <text:p><text:span text:style-name="T15">godm</text:span><text:span text:style-name="T2">, </text:span><text:span text:style-name="T15">vexp</text:span><text:span text:style-name="T2">, </text:span><text:span text:style-name="T15">gv</text:span><text:span text:style-name="T2">, </text:span><text:span text:style-name="T15">gvt</text:span><text:span text:style-name="T2">, </text:span><text:span text:style-name="T15">nut</text:span><text:span text:style-name="T2">, </text:span><text:span text:style-name="T15">gigo</text:span></text:p>
          </draw:text-box>
        </draw:frame>
        <draw:frame draw:style-name="gr155" draw:text-style-name="P5" draw:layer="layout" svg:width="4.316cm" svg:height="1.141cm" draw:transform="rotate (0.703542221478914) translate (8.366cm 12.928cm)">
          <draw:text-box>
            <text:p><text:span text:style-name="T15">party</text:span><text:span text:style-name="T2">, </text:span><text:span text:style-name="T15">godep</text:span><text:span text:style-name="T2">, glide, </text:span><text:span text:style-name="T15">goop</text:span><text:span text:style-name="T2">, </text:span></text:p>
            <text:p><text:span text:style-name="T15">Govend</text:span><text:span text:style-name="T2">, </text:span><text:span text:style-name="T15">glock</text:span></text:p>
          </draw:text-box>
        </draw:frame>
        <draw:frame draw:style-name="gr150" draw:text-style-name="P7" draw:layer="layout" svg:width="26.7cm" svg:height="0.823cm" svg:x="0.3cm" svg:y="14.078cm">
          <draw:text-box>
            <text:p><text:span text:style-name="T4"><text:s text:c="2"/></text:span><text:span text:style-name="T4">2012 <text:s text:c="29"/>2013 <text:s text:c="30"/>2014 <text:s text:c="33"/>2015 <text:s text:c="32"/>2016 <text:s text:c="33"/>2017 <text:s text:c="33"/>2018</text:span></text:p>
          </draw:text-box>
        </draw:frame>
        <draw:frame draw:style-name="gr156" draw:text-style-name="P13" draw:layer="layout" svg:width="3.851cm" svg:height="0.607cm" svg:x="11.2cm" svg:y="15.6cm">
          <draw:text-box>
            <text:p><text:span text:style-name="T13">GO15VENDOREXPERIMENT</text:span></text:p>
          </draw:text-box>
        </draw:frame>
        <draw:frame draw:style-name="gr157" draw:text-style-name="P13" draw:layer="layout" svg:width="2.411cm" svg:height="0.607cm" svg:x="24.101cm" svg:y="15.601cm">
          <draw:text-box>
            <text:p><text:span text:style-name="T13">GO111MODULE</text:span></text:p>
          </draw:text-box>
        </draw:frame>
        <draw:frame draw:style-name="gr158" draw:text-style-name="P5" draw:layer="layout" svg:width="2.898cm" svg:height="0.696cm" draw:transform="rotate (0.703542221478914) translate (24.798cm 13.269cm)">
          <draw:text-box>
            <text:p><text:span text:style-name="T2">Modules</text:span></text:p>
          </draw:text-box>
        </draw:frame>
        <draw:custom-shape draw:style-name="gr159" draw:text-style-name="P4" draw:layer="layout" svg:width="0.6cm" svg:height="0.6cm" svg:x="25cm" svg:y="13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8: Modules</text:p>
          </draw:text-box>
        </draw:frame>
        <draw:frame presentation:style-name="pr7" draw:text-style-name="P15" draw:layer="layout" svg:width="24.2cm" svg:height="6.9cm" svg:x="2cm" svg:y="8.9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$ mkdir &lt;project&gt; <text:s text:c="12"/># create project folder OUTSIDE $GOPATH</text:span></text:p>
                <text:p><text:span text:style-name="T20">$ go mod init &lt;module-name&gt; <text:s text:c="2"/># creates go.mod for module e.g. ‚github.com/vw/letsrock‘</text:span></text:p>
                <text:p><text:span text:style-name="T20">$ go run/build &lt;app&gt;</text:span><text:span text:style-name="T20"><text:tab/></text:span><text:span text:style-name="T20"><text:tab/></text:span><text:span text:style-name="T20"> # creates go.sum and downloads all deps in the latest version</text:span></text:p>
                <text:p><text:span text:style-name="T20">$ go get &lt;dep&gt;@v1.2.4 <text:s text:c="8"/># get specific dep version, rev or tag</text:span></text:p>
                <text:p><text:span text:style-name="T20">$ go get -u <text:s text:c="18"/># update to the latest minor or patch release</text:span></text:p>
                <text:p><text:span text:style-name="T20">$ go get -u=patch <text:s text:c="12"/># update to latest patch release</text:span></text:p>
                <text:p><text:span text:style-name="T20">$ go mod tidy <text:s text:c="16"/># remove unused modules &amp; add missing modules</text:span></text:p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golang/go/wiki/Modules" xlink:type="simple">Modules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4.9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 text:c="2"/></text:span><text:span text:style-name="T8">- Dependencies will be downloaded to the $GOPATH/pkg/mod folder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8: Modules</text:p>
          </draw:text-box>
        </draw:frame>
        <draw:frame presentation:style-name="pr7" draw:text-style-name="P15" draw:layer="layout" svg:width="24.2cm" svg:height="7.1cm" svg:x="2cm" svg:y="8.9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0">$ less go.mod</text:span></text:p>
                <text:p><text:span text:style-name="T20">module github.com/vw/letsrock</text:span></text:p>
                <text:p><text:span text:style-name="T20">require (</text:span></text:p>
                <text:p><text:span text:style-name="T20"><text:s text:c="4"/></text:span><text:span text:style-name="T20">github.com/some/dependency v1.2.3</text:span></text:p>
                <text:p><text:span text:style-name="T20"><text:s text:c="4"/></text:span><text:span text:style-name="T20">github.com/another/dependency/v4 v4.0.0</text:span></text:p>
                <text:p><text:span text:style-name="T20">)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golang/go/wiki/Modules" xlink:type="simple">Modules</text:a></text:p>
              </text:list-header>
            </text:list>
          </draw:text-box>
        </draw:frame>
        <draw:frame presentation:style-name="pr5" draw:text-style-name="P10" draw:layer="layout" svg:width="25.7cm" svg:height="6.2cm" svg:x="0.6cm" svg:y="15.1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- If a new module version has the same import path it must be backward compatible</text:span></text:p>
                <text:list>
                  <text:list-item>
                    <text:list>
                      <text:list-item>
                        <text:p><text:span text:style-name="T8">Breaking new version needs new import path. E.g: github.com/vw/letsrock/v2</text:span></text:p>
                      </text:list-item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8: Modules</text:p>
          </draw:text-box>
        </draw:frame>
        <draw:frame presentation:style-name="pr8" draw:text-style-name="P11" draw:layer="layout" svg:width="26.2cm" svg:height="10.6cm" svg:x="0.4cm" svg:y="6.4cm" presentation:class="outline" presentation:user-transformed="true">
          <draw:text-box>
            <text:list text:style-name="L2">
              <text:list-header>
                <text:p text:style-name="P4"><text:span text:style-name="T7"/></text:p>
                <text:p text:style-name="P4"><text:span text:style-name="T7">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8: Module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Dependency tool: <text:a xlink:href="https://github.com/golang/go/wiki/Modules" xlink:type="simple">Modules</text:a></text:p>
              </text:list-header>
            </text:list>
          </draw:text-box>
        </draw:frame>
        <draw:frame presentation:style-name="pr5" draw:text-style-name="P10" draw:layer="layout" svg:width="25.7cm" svg:height="7.6cm" svg:x="0.2cm" svg:y="10cm" presentation:class="outline" presentation:user-transformed="true">
          <draw:text-box>
            <text:list text:style-name="L2">
              <text:list-header>
                <text:p><text:span text:style-name="T8"><text:s text:c="2"/></text:span></text:p>
                <text:p><text:span text:style-name="T8"><text:s text:c="2"/></text:span><text:span text:style-name="T8">- Plan to finalize Go Modules with Go 1.12</text:span></text:p>
                <text:p><text:span text:style-name="T8"><text:s text:c="2"/></text:span><text:span text:style-name="T8">- IDE support for GoLand, beta for VS Code exists</text:span></text:p>
                <text:p><text:span text:style-name="T8"><text:s text:c="2"/></text:span><text:span text:style-name="T8">- Vendoring can be used together with Modules</text:span></text:p>
                <text:list>
                  <text:list-item>
                    <text:list>
                      <text:list-item>
                        <text:p><text:span text:style-name="T8">„</text:span><text:span text:style-name="T8">go mod vendor“ → create vendor directory again</text:span></text:p>
                      </text:list-item>
                      <text:list-item>
                        <text:p><text:span text:style-name="T8">„</text:span><text:span text:style-name="T8">go build“ ignore vendor directory when in module mode</text:span></text:p>
                        <text:list>
                          <text:list-item>
                            <text:p><text:span text:style-name="T8">„</text:span><text:span text:style-name="T8">go build -mod=vendor“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8"><text:s text:c="2"/></text:span><text:span text:style-name="T8">- ‚</text:span><text:span text:style-name="T8"><text:a xlink:href="https://github.com/golang/vgo" xlink:type="simple">vgo</text:a></text:span><text:span text:style-name="T8">‘ as standalone implementation for a Go 1.10 toolchain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  <text:p><text:span text:style-name="T6"/></text:p>
                  </text:list-item>
                </text:list>
              </text:list-header>
            </text:list>
          </draw:text-box>
        </draw:frame>
        <draw:frame draw:style-name="gr160" draw:text-style-name="P17" draw:layer="layout" svg:width="21.3cm" svg:height="1.141cm" svg:x="1.3cm" svg:y="8.8cm">
          <draw:text-box>
            <text:p><text:span text:style-name="T16">→ <text:s/></text:span><text:span text:style-name="T16">Type: GO111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2" presentation:presentation-page-layout-name="AL2T1">
        <draw:frame presentation:style-name="pr9" draw:layer="layout" svg:width="13cm" svg:height="6cm" svg:x="7.5cm" svg:y="7.5cm" presentation:class="title">
          <draw:text-box>
            <text:p>Thats it!? :)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2_5f_" presentation:presentation-page-layout-name="AL2T1">
        <draw:frame presentation:style-name="pr11" draw:layer="layout" svg:width="13cm" svg:height="6cm" svg:x="7.5cm" svg:y="7.5cm" presentation:class="title">
          <draw:text-box>
            <text:p>One more thing…<text:line-break/>(Teaser)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8: Github.com as dependency repo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Problems</text:p>
              </text:list-header>
            </text:list>
          </draw:text-box>
        </draw:frame>
        <draw:frame draw:style-name="gr161" draw:text-style-name="P18" draw:layer="layout" svg:width="21.3cm" svg:height="8.252cm" svg:x="1.3cm" svg:y="8.8cm">
          <draw:text-box>
            <text:p><text:span text:style-name="T16">- Developer pulls off github repository</text:span></text:p>
            <text:p><text:span text:style-name="T16"><text:tab/></text:span><text:span text:style-name="T16">- See / search for Javascript left-pad problem :)</text:span></text:p>
            <text:p><text:span text:style-name="T16"/></text:p>
            <text:p><text:span text:style-name="T16">- Github.com is down (forever)</text:span></text:p>
            <text:p><text:span text:style-name="T16"/></text:p>
            <text:p><text:span text:style-name="T16"/></text:p>
            <text:p><text:span text:style-name="T16">→ </text:span><text:span text:style-name="T16">All the shown dependency managing tools will not solve these problems.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2018: athens</text:p>
          </draw:text-box>
        </draw:frame>
        <draw:frame presentation:style-name="pr5" draw:layer="layout" svg:width="26.2cm" svg:height="3.5cm" svg:x="0cm" svg:y="5.1cm" presentation:class="outline" presentation:user-transformed="true">
          <draw:text-box>
            <text:list text:style-name="L2">
              <text:list-header>
                <text:p/>
                <text:p>In 2018 was the project <text:a xlink:href="https://github.com/gomods/athens" xlink:type="simple">athens</text:a><text:s/>started</text:p>
                <text:p/>
                <text:p/>
              </text:list-header>
            </text:list>
          </draw:text-box>
        </draw:frame>
        <draw:frame draw:style-name="gr162" draw:text-style-name="P18" draw:layer="layout" svg:width="25.3cm" svg:height="10.919cm" svg:x="1.3cm" svg:y="8.8cm">
          <draw:text-box>
            <text:p><text:span text:style-name="T16">- Go module data store</text:span></text:p>
            <text:p><text:span text:style-name="T16"><text:tab/></text:span><text:span text:style-name="T16">- Keep the source code @Github</text:span></text:p>
            <text:p><text:span text:style-name="T16"><text:s text:c="9"/></text:span><text:span text:style-name="T16">- But store a never changeable and always online dependency </text:span></text:p>
            <text:p><text:span text:style-name="T16"><text:s text:c="11"/></text:span><text:span text:style-name="T16">@ a trusted location</text:span></text:p>
            <text:p><text:span text:style-name="T16"><text:s text:c="15"/></text:span><text:span text:style-name="T16">- E.g: Google, Microsoft or Amazon</text:span></text:p>
            <text:p><text:span text:style-name="T16"><text:tab/></text:span><text:span text:style-name="T16"> <text:s text:c="5"/></text:span><text:span text:style-name="T16">- Corperate On-Prem </text:span></text:p>
            <text:p><text:span text:style-name="T16"/></text:p>
            <text:p><text:span text:style-name="T16">- Dependency proxy (with caching)</text:span></text:p>
            <text:p><text:span text:style-name="T16"/></text:p>
            <text:p><text:span text:style-name="T16"/></text:p>
            <text:p><text:span text:style-name="T16">→ </text:span><text:span text:style-name="T16">More infos in one of the next Wolfsburg Gophers Meetups! :) </text:span></text:p>
            <text:p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adornments="Regular" style:font-family-generic="modern" style:font-pitch="fixed"/>
    <style:font-face style:name="Liberation Mono1" svg:font-family="'Liberation Mono'" style:font-adornments="Semibold" style:font-family-generic="modern" style:font-pitch="fixed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Mono" svg:font-family="'Liberation Mono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DejaVu Math TeX Gyre" svg:font-family="'DejaVu Math TeX Gyre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Lucida Sans Unicode" style:font-size-asian="24pt" style:language-asian="zh" style:country-asian="CN" style:font-name-complex="DejaVu Math TeX Gyr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1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1" style:display-name="Default_1_4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1" style:display-name="Default_1_3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1" style:display-name="Default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1" style:display-name="Object without fill_1_1_1_1_1_1_1" style:family="graphic" style:parent-style-name="Default_5f_1_5f_1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2" style:display-name="Default_1_4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2" style:display-name="Default_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2" style:display-name="Default_1_3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2" style:display-name="Default_1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2" style:display-name="Default_1_1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2" style:display-name="Default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2" style:display-name="Object without fill_1_1_1_1_1_1_2" style:family="graphic" style:parent-style-name="Default_5f_1_5f_1_5f_1_5f_1_5f_1_5f_1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3" style:display-name="Default_1_4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3" style:display-name="Default_1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3" style:display-name="Default_1_3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3" style:display-name="Default_1_3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3" style:display-name="Default_1_1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3" style:display-name="Default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3" style:display-name="Object without fill_1_1_1_1_1_1_3" style:family="graphic" style:parent-style-name="Default_5f_1_5f_1_5f_1_5f_1_5f_1_5f_1_5f_3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" style:display-name="Default_1_4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" style:display-name="Default_1_4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" style:display-name="Default_1_3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" style:display-name="Default_1_3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" style:display-name="Default_1_1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" style:display-name="Default_1_1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" style:display-name="Object without fill_1_1_1_1_1_1_4" style:family="graphic" style:parent-style-name="Default_5f_1_5f_1_5f_1_5f_1_5f_1_5f_1_5f_4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_5f_1" style:display-name="Default_1_4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_5f_1" style:display-name="Default_1_4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_5f_1" style:display-name="Default_1_3_1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1" style:display-name="Default_1_3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1" style:display-name="Default_1_1_1_1_1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1" style:display-name="Default_1_1_1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_5f_1" style:display-name="Object without fill_1_1_1_1_1_1_4_1" style:family="graphic" style:parent-style-name="Default_5f_1_5f_1_5f_1_5f_1_5f_1_5f_1_5f_4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_5f_2" style:display-name="Default_1_4_1_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_5f_2" style:display-name="Default_1_4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_5f_2" style:display-name="Default_1_3_1_1_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" style:display-name="Default_1_3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" style:display-name="Default_1_1_1_1_1_1_4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" style:display-name="Default_1_1_1_1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_5f_4_5f_2" style:display-name="Object without fill_1_1_1_1_1_1_4_2" style:family="graphic" style:parent-style-name="Default_5f_1_5f_1_5f_1_5f_1_5f_1_5f_1_5f_4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_5f_2" style:display-name="Default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4_5f_1_5f_4_5f_2_5f_1" style:display-name="Default_1_4_1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4_5f_2_5f_1" style:display-name="Default_1_4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_5f_4_5f_2_5f_1" style:display-name="Default_1_3_1_1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" style:display-name="Default_1_3_1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" style:display-name="Default_1_1_1_1_1_1_4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" style:display-name="Default_1_1_1_1_1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" style:display-name="Object without fill_1_1_2_1" style:family="graphic" style:parent-style-name="Default_5f_1_5f_1_5f_2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" style:display-name="Default_1_3_1_1_4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" style:display-name="Default_1_3_1_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" style:display-name="Default_1_1_1_1_1_1_4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" style:display-name="Default_1_1_1_1_1_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" style:display-name="Object without fill_1_1_2_1_1" style:family="graphic" style:parent-style-name="Default_5f_1_5f_1_5f_2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" style:display-name="Default_1_3_1_1_4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" style:display-name="Default_1_3_1_1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_5f_1" style:display-name="Default_1_1_1_1_1_1_4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_5f_1" style:display-name="Default_1_1_1_1_1_1_4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_5f_1" style:display-name="Object without fill_1_1_2_1_1_1" style:family="graphic" style:parent-style-name="Default_5f_1_5f_1_5f_2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_5f_1" style:display-name="Default_1_3_1_1_4_2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_5f_1" style:display-name="Default_1_3_1_1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_5f_1" style:display-name="Default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_5f_1_5f_1" style:display-name="Default_1_1_1_1_1_1_4_2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_5f_1_5f_1" style:display-name="Default_1_1_1_1_1_1_4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_5f_1_5f_1" style:display-name="Object without fill_1_1_2_1_1_1_1" style:family="graphic" style:parent-style-name="Default_5f_1_5f_1_5f_2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_5f_1_5f_1" style:display-name="Default_1_3_1_1_4_2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_5f_1_5f_1" style:display-name="Default_1_3_1_1_4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_5f_1" style:display-name="Default_1_5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_5f_1_5f_1" style:display-name="Default_1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4_5f_2_5f_1_5f_1_5f_1_5f_1_5f_1" style:display-name="Default_1_1_1_1_1_1_4_2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4_5f_2_5f_1_5f_1_5f_1_5f_1_5f_1" style:display-name="Default_1_1_1_1_1_1_4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_5f_1" style:display-name="Default_1_1_2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_5f_1" style:display-name="Default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_5f_1_5f_1_5f_1_5f_1_5f_1" style:display-name="Object without fill_1_1_2_1_1_1_1_1" style:family="graphic" style:parent-style-name="Default_5f_1_5f_1_5f_2_5f_1_5f_1_5f_1_5f_1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3_5f_1_5f_1_5f_4_5f_2_5f_1_5f_1_5f_1_5f_1_5f_1_5f_1" style:display-name="Default_1_3_1_1_4_2_1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_5f_4_5f_2_5f_1_5f_1_5f_1_5f_1_5f_1_5f_1" style:display-name="Default_1_3_1_1_4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fill-color="#729fcf" draw:auto-grow-height="false" draw:fit-to-size="shrink-to-fit" style:shrink-to-fit="true" draw:shadow="hidden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9:55:19.334981281</meta:creation-date>
    <meta:editing-duration>PT21H52M10S</meta:editing-duration>
    <meta:editing-cycles>255</meta:editing-cycles>
    <meta:generator>LibreOffice/6.2.0.3$Linux_X86_64 LibreOffice_project/20$Build-3</meta:generator>
    <dc:title>Midnightblue</dc:title>
    <dc:date>2019-02-27T17:49:54.746120303</dc:date>
    <meta:document-statistic meta:object-count="506"/>
  </office:meta>
</office:document-meta>
</file>